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width="0cm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start="Arrow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.5cm"/>
    </style:style>
    <style:style style:name="gr8" style:family="graphic" style:parent-style-name="objectwithoutfill">
      <style:graphic-properties draw:marker-end="Arrow" draw:fill="none" draw:textarea-horizontal-align="center" draw:textarea-vertical-align="middle"/>
    </style:style>
    <style:style style:name="gr9" style:family="graphic" style:parent-style-name="objectwithoutfill">
      <style:graphic-properties draw:marker-start="Arrow" draw:marker-end="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5cm" svg:height="1.5cm" svg:x="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5cm" svg:height="1.745cm" svg:x="8cm" svg:y="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cm" svg:y1="3.696cm" svg:x2="8cm" svg:y2="6.826cm">
          <text:p/>
        </draw:line>
        <draw:custom-shape draw:style-name="gr1" draw:text-style-name="P1" draw:layer="layout" svg:width="3.5cm" svg:height="1.5cm" svg:x="8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5cm" svg:y1="3.87cm" svg:x2="11.5cm" svg:y2="6.745cm">
          <text:p/>
        </draw:line>
        <draw:frame draw:style-name="gr4" draw:layer="layout" svg:width="1.383cm" svg:height="1.252cm" svg:x="9cm" svg:y="3.21cm">
          <draw:text-box>
            <text:p>DB</text:p>
          </draw:text-box>
        </draw:frame>
        <draw:frame draw:style-name="gr5" draw:layer="layout" svg:width="5.112cm" svg:height="0.962cm" svg:x="7cm" svg:y="7.538cm">
          <draw:text-box>
            <text:p>sensor_0004.rrd</text:p>
          </draw:text-box>
        </draw:frame>
        <draw:path draw:style-name="gr6" draw:text-style-name="P1" draw:layer="layout" svg:width="0.824cm" svg:height="0.708cm" draw:transform="skewX (0.102625360017247) rotate (2.97089945274419) translate (10.8807515307219cm 5.51582670310408cm)" svg:viewBox="0 0 825 709" svg:d="m180-6467c109 6 215-19 316-48 109-31 205-96 260-177 52-76 82-169 64-258-18-83-51-176-174-209-105-28-214-14-318 2-124 19-190 103-251 175-64 75-93 185-68 278l17 63 21 43">
          <text:p/>
        </draw:path>
        <draw:frame draw:style-name="gr7" draw:text-style-name="P2" draw:layer="layout" svg:width="1.874cm" svg:height="0.806cm" svg:x="8.374cm" svg:y="4.694cm">
          <draw:text-box>
            <text:p text:style-name="P2"><text:span text:style-name="T1">vmcu</text:span></text:p>
          </draw:text-box>
        </draw:frame>
        <draw:path draw:style-name="gr6" draw:text-style-name="P1" draw:layer="layout" svg:width="0.824cm" svg:height="0.708cm" draw:transform="skewX (0.102625360017247) rotate (2.97089945274419) translate (10.8807515307219cm 6.32182670310408cm)" svg:viewBox="0 0 825 709" svg:d="m180-8056c109 7 215-18 316-47 109-32 205-97 260-177 52-77 82-169 64-258-18-84-51-177-174-209-105-28-214-15-318 1-124 19-190 103-251 176-64 74-93 184-68 277l17 63 21 43">
          <text:p/>
        </draw:path>
        <draw:frame draw:style-name="gr7" draw:text-style-name="P2" draw:layer="layout" svg:width="1.874cm" svg:height="0.806cm" svg:x="8.374cm" svg:y="5.5cm">
          <draw:text-box>
            <text:p text:style-name="P2"><text:span text:style-name="T1">sht_t</text:span></text:p>
          </draw:text-box>
        </draw:frame>
        <draw:path draw:style-name="gr6" draw:text-style-name="P1" draw:layer="layout" svg:width="0.824cm" svg:height="0.708cm" draw:transform="skewX (0.102625360017247) rotate (2.97089945274419) translate (10.8807515307219cm 7.25382670310408cm)" svg:viewBox="0 0 825 709" svg:d="m180-9893c109 7 215-18 316-47 109-32 205-97 260-177 52-77 82-169 64-258-18-84-51-177-174-209-105-28-214-15-318 1-124 19-190 104-251 176-64 74-93 185-68 278l17 62 21 43">
          <text:p/>
        </draw:path>
        <draw:frame draw:style-name="gr7" draw:text-style-name="P2" draw:layer="layout" svg:width="2cm" svg:height="0.806cm" svg:x="8.374cm" svg:y="6.375cm">
          <draw:text-box>
            <text:p text:style-name="P2"><text:span text:style-name="T1">sht_rh</text:span></text:p>
          </draw:text-box>
        </draw:frame>
        <draw:path draw:style-name="gr8" draw:text-style-name="P1" draw:layer="layout" svg:width="2.486cm" svg:height="0.655cm" draw:transform="rotate (-0.540353936417342) translate (6.70521775762581cm 1.65791956890374cm)" svg:viewBox="0 0 2487 656" svg:d="m0-3657c1715-1028 2487 258 2487 258">
          <text:p/>
        </draw:path>
        <draw:frame draw:style-name="gr5" draw:layer="layout" svg:width="3.846cm" svg:height="0.962cm" svg:x="2.5cm" svg:y="1.538cm">
          <draw:text-box>
            <text:p>USB - COM</text:p>
          </draw:text-box>
        </draw:frame>
        <draw:path draw:style-name="gr9" draw:text-style-name="P1" draw:layer="layout" svg:width="2.486cm" svg:height="0.655cm" draw:transform="rotate (0.540353936417342) translate (10.1623598903815cm 2.93718284621511cm)" svg:viewBox="0 0 2487 656" svg:d="m2487 15892c-1715-1029-2487 258-2487 258">
          <text:p/>
        </draw:path>
        <draw:path draw:style-name="gr9" draw:text-style-name="P1" draw:layer="layout" svg:width="1.811cm" svg:height="0.449cm" draw:transform="skewX (-0.103672557568444) rotate (0.490088453959915) translate (10.7468360132629cm 3.62495141746311cm)" svg:viewBox="0 0 1812 450" svg:d="m1812 16788c-1249-707-1812 176-1812 176">
          <text:p/>
        </draw:path>
        <draw:frame draw:style-name="gr10" draw:layer="layout" svg:width="6.547cm" svg:height="1cm" svg:x="12.838cm" svg:y="1.5cm">
          <draw:text-box>
            <text:p>Daemon (Webserver)</text:p>
          </draw:text-box>
        </draw:frame>
        <draw:frame draw:style-name="gr10" draw:layer="layout" svg:width="5.709cm" svg:height="1cm" svg:x="12.802cm" svg:y="2.749cm">
          <draw:text-box>
            <text:p>Steuerungdaemon</text:p>
          </draw:text-box>
        </draw:frame>
        <draw:frame draw:style-name="gr5" draw:layer="layout" svg:width="4.583cm" svg:height="0.962cm" svg:x="3cm" svg:y="3.038cm">
          <draw:text-box>
            <text:p>„sensorlogger“</text:p>
          </draw:text-box>
        </draw:frame>
        <draw:frame draw:style-name="gr5" draw:layer="layout" svg:width="4.588cm" svg:height="0.962cm" svg:x="13cm" svg:y="4.5cm">
          <draw:text-box>
            <text:p>„sensorserver“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tthias Vorwerk</meta:initial-creator>
    <meta:creation-date>2011-03-18T00:11:20</meta:creation-date>
    <dc:date>2011-03-18T00:30:43</dc:date>
    <dc:creator>Matthias Vorwerk</dc:creator>
    <meta:editing-duration>PT00H19M24S</meta:editing-duration>
    <meta:editing-cycles>2</meta:editing-cycles>
    <meta:generator>OpenOffice.org/3.2$Linux OpenOffice.org_project/320m19$Build-9505</meta:generator>
    <meta:document-statistic meta:object-count="21"/>
  </office:meta>
</office:document-meta>
</file>